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0c06" officeooo:paragraph-rsid="00030c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658a" officeooo:paragraph-rsid="000765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30c06" officeooo:paragraph-rsid="00030c0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05216d" officeooo:paragraph-rsid="0005216d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069d23" officeooo:paragraph-rsid="00069d2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officeooo:rsid="00030c06" officeooo:paragraph-rsid="00030c06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033c2f" officeooo:paragraph-rsid="00033c2f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05216d" officeooo:paragraph-rsid="0005216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05216d" officeooo:paragraph-rsid="0007658a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069d23" officeooo:paragraph-rsid="00069d23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07658a" officeooo:paragraph-rsid="0007658a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07658a" officeooo:paragraph-rsid="0007658a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weight="bold" officeooo:rsid="000848c3" officeooo:paragraph-rsid="000848c3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48c3" style:font-weight-asian="normal" style:font-weight-complex="normal"/>
    </style:style>
    <style:style style:name="T3" style:family="text">
      <style:text-properties officeooo:rsid="00069d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0 – CONDIÇÕES SIMPLES E COMPOSTAS</text:p>
      <text:p text:style-name="P2"/>
      <text:p text:style-name="P2"/>
      <text:p text:style-name="P2"/>
      <text:p text:style-name="P1"/>
      <text:p text:style-name="P3">Carro <text:s/>- É o objeto.</text:p>
      <text:p text:style-name="P3">Siga () - É um método, por isso as () no final.</text:p>
      <text:p text:style-name="P3"/>
      <text:p text:style-name="P3">&gt; Os comandos são sequenciais e seguem sempre de cima pra baixo.</text:p>
      <text:p text:style-name="P3"/>
      <text:p text:style-name="P6">Bifurcações<text:span text:style-name="T1"> – Dá a decisão e a sequencia segue de acordo com a decisão. É uma forma de criar possibilidades (condições).</text:span></text:p>
      <text:p text:style-name="P6"><text:span text:style-name="T1"/></text:p>
      <text:p text:style-name="P7">WASE – <text:span text:style-name="T1">Programa de GPS que oferece condições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Exemplificando</text:p>
      <text:p text:style-name="P8"/>
      <text:p text:style-name="P4">tempo= int (input (‘Quantos anos tem seu carro?’))</text:p>
      <text:p text:style-name="P8"><text:span text:style-name="T1">print (</text:span>if <text:span text:style-name="T1">tempo </text:span>&lt;=3 <text:span text:style-name="T1">‘Carro novo’ </text:span>el<text:span text:style-name="T3">se</text:span> <text:span text:style-name="T1">‘Carro Velho’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TIPO 2 </text:p>
      <text:p text:style-name="P8"/>
      <text:p text:style-name="P4">nome= str (input (‘Qual o seu nome?’))</text:p>
      <text:p text:style-name="P8">if <text:span text:style-name="T1">nome = ‘Gustavo’:</text:span></text:p>
      <text:p text:style-name="P8"><text:span text:style-name="T1"><text:s text:c="6"/>print (‘Que nome lindo!’)</text:span></text:p>
      <text:p text:style-name="P8"><text:span text:style-name="T1">print (‘Bom Dia, {}!’.format(nome)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TIPO 3</text:p>
      <text:p text:style-name="P10"/>
      <text:p text:style-name="P5">n1= float (input (‘Digite sua nota:’))</text:p>
      <text:p text:style-name="P5">n2 = float (input (‘Digite a 2 nota:’))</text:p>
      <text:p text:style-name="P5">m= (n1+n2)/2</text:p>
      <text:p text:style-name="P5">print (‘Sua média foi {}.format(m))</text:p>
      <text:p text:style-name="P10">if<text:span text:style-name="T1"> m&gt;=6,0:</text:span></text:p>
      <text:p text:style-name="P10"><text:span text:style-name="T1"><text:s text:c="6"/>print (‘Sua média foi boa, Parabéns!’)</text:span></text:p>
      <text:p text:style-name="P10">else:</text:p>
      <text:p text:style-name="P10"><text:s text:c="6"/><text:span text:style-name="T1">print (‘Sua média foi ruim, Estude MAIS!’)</text:span></text:p>
      <text:p text:style-name="P10"><text:span text:style-name="T1"/></text:p>
      <text:p text:style-name="P11"><text:soft-page-break/>DESAFIOS</text:p>
      <text:p text:style-name="P11"/>
      <text:p text:style-name="P11"/>
      <text:p text:style-name="P11"/>
      <text:p text:style-name="P12">Desafio 028 – <text:span text:style-name="T1">Escreva um programa que faça o computador “pensar” em um número inteiro entre 0 e 5 e peça para o usuário tentar descobrir qual foi o número escolhido pelo computador.</text:span></text:p>
      <text:p text:style-name="P12"><text:span text:style-name="T1"/></text:p>
      <text:p text:style-name="P12"><text:span text:style-name="T1">O programa deverá escrever na tela se o usuário venceu ou perdeu.</text:span></text:p>
      <text:p text:style-name="P12"><text:span text:style-name="T1"/></text:p>
      <text:p text:style-name="P12"><text:span text:style-name="T1"/></text:p>
      <text:p text:style-name="P12">Desafio 029 – <text:span text:style-name="T1">Escreva um programa que leia a velocidade do carro. Se ele ultrapassar </text:span>80Km<text:span text:style-name="T1">, mostre um mensagem dizendo que ele foi multado.</text:span></text:p>
      <text:p text:style-name="P12"><text:span text:style-name="T1">A multa vai custar </text:span>$7,00 <text:span text:style-name="T1"><text:s/>por cada Km acima do limite.</text:span></text:p>
      <text:p text:style-name="P12"><text:span text:style-name="T1"/></text:p>
      <text:p text:style-name="P12"><text:span text:style-name="T1"/></text:p>
      <text:p text:style-name="P12">Desafio 030 – <text:span text:style-name="T1">Crie um programa que leia um número inteiro qualquer e mostre na tela se ele é par ou ímpar.</text:span></text:p>
      <text:p text:style-name="P12"><text:span text:style-name="T1"/></text:p>
      <text:p text:style-name="P12"><text:span text:style-name="T1"/></text:p>
      <text:p text:style-name="P12">Desafio 031 – <text:span text:style-name="T1">Escreva um programa que irá perguntar a distância de uma viagem em Km. Calcule o preço da passagem, cobrando </text:span>$0,50<text:span text:style-name="T1"> por Km para Viagens até </text:span>200Km<text:span text:style-name="T1"> e </text:span>$0,45<text:span text:style-name="T1"> para viagens mais longas.</text:span></text:p>
      <text:p text:style-name="P12"><text:span text:style-name="T1"/></text:p>
      <text:p text:style-name="P12"><text:span text:style-name="T1"/></text:p>
      <text:p text:style-name="P12">Desafio 032 – <text:span text:style-name="T1">Faça um programa que leia </text:span><text:span text:style-name="T2">um ano qualquer e mostre se ele é BISSEXTO.</text:span></text:p>
      <text:p text:style-name="P12"><text:span text:style-name="T2"/></text:p>
      <text:p text:style-name="P12"><text:span text:style-name="T2"/></text:p>
      <text:p text:style-name="P13">Desafio 033 – <text:span text:style-name="T1">Faça um programa que leia três números e mostre qual é o </text:span>maior<text:span text:style-name="T1"> e qual é o </text:span>menor.</text:p>
      <text:p text:style-name="P13"/>
      <text:p text:style-name="P13"/>
      <text:p text:style-name="P13">Desafio 034 – <text:span text:style-name="T1">Escreve um programa que pergunte o salário de um funcionário, calcule o valor do seu aumento. </text:span></text:p>
      <text:p text:style-name="P13"><text:span text:style-name="T1">Para salários superiores a </text:span>$1,250,00<text:span text:style-name="T1">, calcule um aumento de 10%.</text:span></text:p>
      <text:p text:style-name="P13"><text:span text:style-name="T1">Para os inferiores ou iguais, o aumento é de 15%.</text:span></text:p>
      <text:p text:style-name="P13"><text:span text:style-name="T1"/></text:p>
      <text:p text:style-name="P13"><text:span text:style-name="T1"/></text:p>
      <text:p text:style-name="P13">Desafio 035 - <text:s/><text:span text:style-name="T1">Desenvolva um programa que leia o cumprimento de 3 retas e diga se pode ou não formar um triângulo.</text:span></text:p>
      <text:p text:style-name="P13"><text:span text:style-name="T1"/></text:p>
      <text:p text:style-name="P13"/>
      <text:p text:style-name="P13"><text:span text:style-name="T1"/></text:p>
      <text:p text:style-name="P13"><text:span text:style-name="T1"/></text:p>
      <text:p text:style-name="P9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3:35:28.432700247</meta:creation-date>
    <dc:date>2019-06-29T14:32:09.139290948</dc:date>
    <meta:editing-duration>PT5M29S</meta:editing-duration>
    <meta:editing-cycles>1</meta:editing-cycles>
    <meta:document-statistic meta:table-count="0" meta:image-count="0" meta:object-count="0" meta:page-count="2" meta:paragraph-count="36" meta:word-count="370" meta:character-count="2075" meta:non-whitespace-character-count="1708"/>
    <meta:generator>LibreOffice/5.1.6.2$Linux_X86_64 LibreOffice_project/10m0$Build-2</meta:generator>
  </office:meta>
</office:document-meta>
</file>